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alexnet-178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12505006007209" calcext:value-type="float" table:number-columns-spanned="5" table:number-rows-spanned="1">
            <text:p>0.712505006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4" calcext:value-type="float">
            <text:p>0.84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28:10.142925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33:33.767911626</dc:date>
    <meta:editing-duration>PT10M48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